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style:font-size-asian="26pt" style:font-size-complex="26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6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6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7" style:family="text">
      <style:text-properties style:font-name="Liberation Serif" fo:font-size="32pt" style:font-name-asian="StarSymbol2" style:font-size-asian="32pt" style:font-name-complex="StarSymbol2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603cm" svg:height="4.164cm" svg:x="29.912cm" svg:y="8.237cm">
          <text:p text:style-name="P1"><text:span text:style-name="T1">[0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0.938cm" svg:y="10.087cm">
          <draw:text-box>
            <text:p><text:span text:style-name="T2">sum: 66</text:span></text:p>
          </draw:text-box>
        </draw:frame>
        <draw:frame draw:style-name="gr2" draw:text-style-name="P3" draw:layer="layout" svg:width="3.093cm" svg:height="1.204cm" svg:x="31.138cm" svg:y="10.987cm">
          <draw:text-box>
            <text:p><text:span text:style-name="T2">min: -4</text:span></text:p>
          </draw:text-box>
        </draw:frame>
        <draw:custom-shape draw:style-name="gr1" draw:text-style-name="P2" xml:id="id2" draw:id="id2" draw:layer="layout" svg:width="5.603cm" svg:height="4.164cm" svg:x="15.012cm" svg:y="14.538cm">
          <text:p text:style-name="P1"><text:span text:style-name="T1">[0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16.038cm" svg:y="16.388cm">
          <draw:text-box>
            <text:p><text:span text:style-name="T2">sum: 19</text:span></text:p>
          </draw:text-box>
        </draw:frame>
        <draw:frame draw:style-name="gr2" draw:text-style-name="P3" draw:layer="layout" svg:width="3.093cm" svg:height="1.204cm" svg:x="16.238cm" svg:y="17.288cm">
          <draw:text-box>
            <text:p><text:span text:style-name="T2">min: -1</text:span></text:p>
          </draw:text-box>
        </draw:frame>
        <draw:custom-shape draw:style-name="gr1" draw:text-style-name="P2" xml:id="id3" draw:id="id3" draw:layer="layout" svg:width="5.603cm" svg:height="4.164cm" svg:x="44.512cm" svg:y="14.539cm">
          <text:p text:style-name="P1"><text:span text:style-name="T1">[5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45.538cm" svg:y="16.389cm">
          <draw:text-box>
            <text:p><text:span text:style-name="T2">sum: 47</text:span></text:p>
          </draw:text-box>
        </draw:frame>
        <draw:frame draw:style-name="gr2" draw:text-style-name="P3" draw:layer="layout" svg:width="3.093cm" svg:height="1.204cm" svg:x="45.738cm" svg:y="17.289cm">
          <draw:text-box>
            <text:p><text:span text:style-name="T2">min: -4</text:span></text:p>
          </draw:text-box>
        </draw:frame>
        <draw:custom-shape draw:style-name="gr1" draw:text-style-name="P2" xml:id="id4" draw:id="id4" draw:layer="layout" svg:width="5.603cm" svg:height="4.164cm" svg:x="7.712cm" svg:y="21.039cm">
          <text:p text:style-name="P1"><text:span text:style-name="T1">[0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738cm" svg:y="22.889cm">
          <draw:text-box>
            <text:p><text:span text:style-name="T2">sum: 9</text:span></text:p>
          </draw:text-box>
        </draw:frame>
        <draw:frame draw:style-name="gr2" draw:text-style-name="P3" draw:layer="layout" svg:width="3.093cm" svg:height="1.204cm" svg:x="8.938cm" svg:y="23.789cm">
          <draw:text-box>
            <text:p><text:span text:style-name="T2">min: -1</text:span></text:p>
          </draw:text-box>
        </draw:frame>
        <draw:custom-shape draw:style-name="gr1" draw:text-style-name="P2" xml:id="id5" draw:id="id5" draw:layer="layout" svg:width="5.603cm" svg:height="4.164cm" svg:x="22.412cm" svg:y="21.04cm">
          <text:p text:style-name="P1"><text:span text:style-name="T1">[3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23.438cm" svg:y="22.89cm">
          <draw:text-box>
            <text:p><text:span text:style-name="T2">sum: 10</text:span></text:p>
          </draw:text-box>
        </draw:frame>
        <draw:frame draw:style-name="gr2" draw:text-style-name="P3" draw:layer="layout" svg:width="2.809cm" svg:height="1.204cm" svg:x="23.638cm" svg:y="23.79cm">
          <draw:text-box>
            <text:p><text:span text:style-name="T2">min: 5</text:span></text:p>
          </draw:text-box>
        </draw:frame>
        <draw:custom-shape draw:style-name="gr3" draw:text-style-name="P2" xml:id="id6" draw:id="id6" draw:layer="layout" svg:width="5.603cm" svg:height="4.164cm" svg:x="37.012cm" svg:y="21.041cm">
          <text:p text:style-name="P1"><text:span text:style-name="T1">[5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8.038cm" svg:y="22.891cm">
          <draw:text-box>
            <text:p><text:span text:style-name="T2">sum: 44</text:span></text:p>
          </draw:text-box>
        </draw:frame>
        <draw:frame draw:style-name="gr2" draw:text-style-name="P3" draw:layer="layout" svg:width="2.809cm" svg:height="1.204cm" svg:x="38.238cm" svg:y="23.791cm">
          <draw:text-box>
            <text:p><text:span text:style-name="T2">min: 1</text:span></text:p>
          </draw:text-box>
        </draw:frame>
        <draw:custom-shape draw:style-name="gr3" draw:text-style-name="P2" xml:id="id7" draw:id="id7" draw:layer="layout" svg:width="5.603cm" svg:height="4.164cm" svg:x="51.812cm" svg:y="21.042cm">
          <text:p text:style-name="P1"><text:span text:style-name="T1">[8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2.838cm" svg:y="22.892cm">
          <draw:text-box>
            <text:p><text:span text:style-name="T2">sum: 3</text:span></text:p>
          </draw:text-box>
        </draw:frame>
        <draw:frame draw:style-name="gr2" draw:text-style-name="P3" draw:layer="layout" svg:width="3.093cm" svg:height="1.204cm" svg:x="53.038cm" svg:y="23.792cm">
          <draw:text-box>
            <text:p><text:span text:style-name="T2">min: -4</text:span></text:p>
          </draw:text-box>
        </draw:frame>
        <draw:custom-shape draw:style-name="gr1" draw:text-style-name="P2" xml:id="id8" draw:id="id8" draw:layer="layout" svg:width="5.603cm" svg:height="4.164cm" svg:x="4.012cm" svg:y="27.44cm">
          <text:p text:style-name="P1"><text:span text:style-name="T1">[0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.038cm" svg:y="29.29cm">
          <draw:text-box>
            <text:p><text:span text:style-name="T2">sum: 4</text:span></text:p>
          </draw:text-box>
        </draw:frame>
        <draw:frame draw:style-name="gr2" draw:text-style-name="P3" draw:layer="layout" svg:width="3.093cm" svg:height="1.204cm" svg:x="5.238cm" svg:y="30.19cm">
          <draw:text-box>
            <text:p><text:span text:style-name="T2">min: -1</text:span></text:p>
          </draw:text-box>
        </draw:frame>
        <draw:custom-shape draw:style-name="gr1" draw:text-style-name="P2" xml:id="id9" draw:id="id9" draw:layer="layout" svg:width="5.603cm" svg:height="4.164cm" svg:x="11.612cm" svg:y="27.441cm">
          <text:p text:style-name="P1"><text:span text:style-name="T1">[2,2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2.638cm" svg:y="29.291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12.838cm" svg:y="30.191cm">
          <draw:text-box>
            <text:p><text:span text:style-name="T2">min: 5</text:span></text:p>
          </draw:text-box>
        </draw:frame>
        <draw:custom-shape draw:style-name="gr1" draw:text-style-name="P2" xml:id="id12" draw:id="id12" draw:layer="layout" svg:width="5.603cm" svg:height="4.164cm" svg:x="18.812cm" svg:y="27.441cm">
          <text:p text:style-name="P1"><text:span text:style-name="T1">[3,3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19.838cm" svg:y="29.291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20.038cm" svg:y="30.191cm">
          <draw:text-box>
            <text:p><text:span text:style-name="T2">min: 5</text:span></text:p>
          </draw:text-box>
        </draw:frame>
        <draw:custom-shape draw:style-name="gr1" draw:text-style-name="P2" xml:id="id13" draw:id="id13" draw:layer="layout" svg:width="5.603cm" svg:height="4.164cm" svg:x="26.412cm" svg:y="27.442cm">
          <text:p text:style-name="P1"><text:span text:style-name="T1">[4,4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27.438cm" svg:y="29.2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27.638cm" svg:y="30.192cm">
          <draw:text-box>
            <text:p><text:span text:style-name="T2">min: 5</text:span></text:p>
          </draw:text-box>
        </draw:frame>
        <draw:custom-shape draw:style-name="gr3" draw:text-style-name="P2" xml:id="id14" draw:id="id14" draw:layer="layout" svg:width="5.603cm" svg:height="4.164cm" svg:x="33.412cm" svg:y="27.442cm">
          <text:p text:style-name="P1"><text:span text:style-name="T1">[5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4.438cm" svg:y="29.292cm">
          <draw:text-box>
            <text:p><text:span text:style-name="T2">sum: 42</text:span></text:p>
          </draw:text-box>
        </draw:frame>
        <draw:frame draw:style-name="gr2" draw:text-style-name="P3" draw:layer="layout" svg:width="2.809cm" svg:height="1.204cm" svg:x="34.638cm" svg:y="30.192cm">
          <draw:text-box>
            <text:p><text:span text:style-name="T2">min: 1</text:span></text:p>
          </draw:text-box>
        </draw:frame>
        <draw:custom-shape draw:style-name="gr3" draw:text-style-name="P2" xml:id="id17" draw:id="id17" draw:layer="layout" svg:width="5.603cm" svg:height="4.164cm" svg:x="41.012cm" svg:y="27.443cm">
          <text:p text:style-name="P1"><text:span text:style-name="T1">[7,7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42.038cm" svg:y="29.293cm">
          <draw:text-box>
            <text:p><text:span text:style-name="T2">sum: 2</text:span></text:p>
          </draw:text-box>
        </draw:frame>
        <draw:frame draw:style-name="gr2" draw:text-style-name="P3" draw:layer="layout" svg:width="2.809cm" svg:height="1.204cm" svg:x="42.238cm" svg:y="30.193cm">
          <draw:text-box>
            <text:p><text:span text:style-name="T2">min: 2</text:span></text:p>
          </draw:text-box>
        </draw:frame>
        <draw:custom-shape draw:style-name="gr3" draw:text-style-name="P2" xml:id="id18" draw:id="id18" draw:layer="layout" svg:width="5.603cm" svg:height="4.164cm" svg:x="48.412cm" svg:y="27.443cm">
          <text:p text:style-name="P1"><text:span text:style-name="T1">[8,8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49.438cm" svg:y="29.293cm">
          <draw:text-box>
            <text:p><text:span text:style-name="T2">sum: -4</text:span></text:p>
          </draw:text-box>
        </draw:frame>
        <draw:frame draw:style-name="gr2" draw:text-style-name="P3" draw:layer="layout" svg:width="3.093cm" svg:height="1.204cm" svg:x="49.638cm" svg:y="30.193cm">
          <draw:text-box>
            <text:p><text:span text:style-name="T2">min: -4</text:span></text:p>
          </draw:text-box>
        </draw:frame>
        <draw:custom-shape draw:style-name="gr3" draw:text-style-name="P2" xml:id="id19" draw:id="id19" draw:layer="layout" svg:width="5.603cm" svg:height="4.164cm" svg:x="56.012cm" svg:y="27.444cm">
          <text:p text:style-name="P1"><text:span text:style-name="T1">[9,9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57.038cm" svg:y="29.294cm">
          <draw:text-box>
            <text:p><text:span text:style-name="T2">sum: 7</text:span></text:p>
          </draw:text-box>
        </draw:frame>
        <draw:frame draw:style-name="gr2" draw:text-style-name="P3" draw:layer="layout" svg:width="2.809cm" svg:height="1.204cm" svg:x="57.238cm" svg:y="30.194cm">
          <draw:text-box>
            <text:p><text:span text:style-name="T2">min: 7</text:span></text:p>
          </draw:text-box>
        </draw:frame>
        <draw:custom-shape draw:style-name="gr1" draw:text-style-name="P2" xml:id="id10" draw:id="id10" draw:layer="layout" svg:width="5.603cm" svg:height="4.164cm" svg:x="1.312cm" svg:y="33.741cm">
          <text:p text:style-name="P1"><text:span text:style-name="T1">[0,0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33cm" svg:height="1.204cm" svg:x="2.338cm" svg:y="35.591cm">
          <draw:text-box>
            <text:p><text:span text:style-name="T2">sum: -1</text:span></text:p>
          </draw:text-box>
        </draw:frame>
        <draw:frame draw:style-name="gr2" draw:text-style-name="P3" draw:layer="layout" svg:width="3.093cm" svg:height="1.204cm" svg:x="2.538cm" svg:y="36.491cm">
          <draw:text-box>
            <text:p><text:span text:style-name="T2">min: -1</text:span></text:p>
          </draw:text-box>
        </draw:frame>
        <draw:custom-shape draw:style-name="gr1" draw:text-style-name="P2" xml:id="id11" draw:id="id11" draw:layer="layout" svg:width="5.603cm" svg:height="4.164cm" svg:x="7.212cm" svg:y="33.742cm">
          <text:p text:style-name="P1"><text:span text:style-name="T1">[1,1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8.238cm" svg:y="35.592cm">
          <draw:text-box>
            <text:p><text:span text:style-name="T2">sum: 5</text:span></text:p>
          </draw:text-box>
        </draw:frame>
        <draw:frame draw:style-name="gr2" draw:text-style-name="P3" draw:layer="layout" svg:width="2.809cm" svg:height="1.204cm" svg:x="8.438cm" svg:y="36.492cm">
          <draw:text-box>
            <text:p><text:span text:style-name="T2">min: 5</text:span></text:p>
          </draw:text-box>
        </draw:frame>
        <draw:custom-shape draw:style-name="gr3" draw:text-style-name="P2" xml:id="id15" draw:id="id15" draw:layer="layout" svg:width="5.603cm" svg:height="4.164cm" svg:x="30.512cm" svg:y="33.742cm">
          <text:p text:style-name="P1"><text:span text:style-name="T1">[5,5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516cm" svg:height="1.204cm" svg:x="31.538cm" svg:y="35.592cm">
          <draw:text-box>
            <text:p><text:span text:style-name="T2">sum: 41</text:span></text:p>
          </draw:text-box>
        </draw:frame>
        <draw:frame draw:style-name="gr2" draw:text-style-name="P3" draw:layer="layout" svg:width="3.279cm" svg:height="1.204cm" svg:x="31.738cm" svg:y="36.492cm">
          <draw:text-box>
            <text:p><text:span text:style-name="T2">min: 41</text:span></text:p>
          </draw:text-box>
        </draw:frame>
        <draw:custom-shape draw:style-name="gr3" draw:text-style-name="P2" xml:id="id16" draw:id="id16" draw:layer="layout" svg:width="5.603cm" svg:height="4.164cm" svg:x="36.412cm" svg:y="33.743cm">
          <text:p text:style-name="P1"><text:span text:style-name="T1">[6,6]</text:span></text:p>
          <text:p text:style-name="P1"><text:span text:style-name="T2"/></text:p>
          <text:p text:style-name="P1"><text:span text:style-name="T3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2" draw:text-style-name="P3" draw:layer="layout" svg:width="3.046cm" svg:height="1.204cm" svg:x="37.438cm" svg:y="35.593cm">
          <draw:text-box>
            <text:p><text:span text:style-name="T2">sum: 1</text:span></text:p>
          </draw:text-box>
        </draw:frame>
        <draw:frame draw:style-name="gr2" draw:text-style-name="P3" draw:layer="layout" svg:width="2.809cm" svg:height="1.204cm" svg:x="37.638cm" svg:y="36.493cm">
          <draw:text-box>
            <text:p><text:span text:style-name="T2">min: 1</text:span></text:p>
          </draw:text-box>
        </draw:frame>
        <draw:connector draw:style-name="gr4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4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4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4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4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4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4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4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4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4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4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4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4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4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4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4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4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4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custom-shape draw:style-name="gr5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4.213cm" svg:height="1.673cm" svg:x="1.656cm" svg:y="8.99cm">
          <draw:text-box>
            <text:p><text:span text:style-name="T4">Set all the elements of [1, 4] to the value 5</text:span></text:p>
          </draw:text-box>
        </draw:frame>
        <draw:custom-shape draw:style-name="gr6" draw:text-style-name="P5" draw:layer="layout" svg:width="2.729cm" svg:height="2.67cm" svg:x="19.259cm" svg:y="3.338cm">
          <text:p text:style-name="P1"><text:span text:style-name="T5">-1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729cm" svg:height="2.67cm" svg:x="21.906cm" svg:y="3.338cm">
          <text:p text:style-name="P1"><text:span text:style-name="T6">5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729cm" svg:height="2.67cm" svg:x="24.553cm" svg:y="3.338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27.2cm" svg:y="3.338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729cm" svg:height="2.67cm" svg:x="29.847cm" svg:y="3.338cm">
          <text:p text:style-name="P1"><text:span text:style-name="T7">5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32.494cm" svg:y="3.338cm">
          <text:p text:style-name="P1"><text:span text:style-name="T7">41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35.141cm" svg:y="3.338cm">
          <text:p text:style-name="P1"><text:span text:style-name="T7">1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225cm" svg:height="1.485cm" svg:x="20.269cm" svg:y="1.829cm">
          <draw:text-box>
            <text:p><text:span text:style-name="T2">0</text:span></text:p>
          </draw:text-box>
        </draw:frame>
        <draw:frame draw:style-name="gr9" draw:text-style-name="P3" draw:layer="layout" svg:width="1.523cm" svg:height="1.485cm" svg:x="22.664cm" svg:y="1.829cm">
          <draw:text-box>
            <text:p><text:span text:style-name="T2">1 </text:span></text:p>
          </draw:text-box>
        </draw:frame>
        <draw:frame draw:style-name="gr8" draw:text-style-name="P3" draw:layer="layout" svg:width="1.225cm" svg:height="1.485cm" svg:x="25.311cm" svg:y="1.829cm">
          <draw:text-box>
            <text:p><text:span text:style-name="T2">2</text:span></text:p>
          </draw:text-box>
        </draw:frame>
        <draw:frame draw:style-name="gr8" draw:text-style-name="P3" draw:layer="layout" svg:width="1.225cm" svg:height="1.485cm" svg:x="27.958cm" svg:y="1.829cm">
          <draw:text-box>
            <text:p><text:span text:style-name="T2">3</text:span></text:p>
          </draw:text-box>
        </draw:frame>
        <draw:frame draw:style-name="gr8" draw:text-style-name="P3" draw:layer="layout" svg:width="1.225cm" svg:height="1.485cm" svg:x="30.605cm" svg:y="1.829cm">
          <draw:text-box>
            <text:p><text:span text:style-name="T2">4</text:span></text:p>
          </draw:text-box>
        </draw:frame>
        <draw:frame draw:style-name="gr8" draw:text-style-name="P3" draw:layer="layout" svg:width="1.225cm" svg:height="1.485cm" svg:x="33.252cm" svg:y="1.829cm">
          <draw:text-box>
            <text:p><text:span text:style-name="T2">5</text:span></text:p>
          </draw:text-box>
        </draw:frame>
        <draw:frame draw:style-name="gr10" draw:text-style-name="P3" draw:layer="layout" svg:width="1.226cm" svg:height="1.485cm" svg:x="35.646cm" svg:y="1.829cm">
          <draw:text-box>
            <text:p><text:span text:style-name="T2">6</text:span></text:p>
          </draw:text-box>
        </draw:frame>
        <draw:custom-shape draw:style-name="gr6" draw:text-style-name="P1" draw:layer="layout" svg:width="2.729cm" svg:height="2.67cm" svg:x="37.788cm" svg:y="3.338cm">
          <text:p text:style-name="P1"><text:span text:style-name="T7">2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40.435cm" svg:y="3.338cm">
          <text:p text:style-name="P1"><text:span text:style-name="T7">-4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729cm" svg:height="2.67cm" svg:x="43.082cm" svg:y="3.338cm">
          <text:p text:style-name="P1"><text:span text:style-name="T7">7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1.225cm" svg:height="1.485cm" svg:x="38.546cm" svg:y="1.829cm">
          <draw:text-box>
            <text:p><text:span text:style-name="T2">7</text:span></text:p>
          </draw:text-box>
        </draw:frame>
        <draw:frame draw:style-name="gr8" draw:text-style-name="P3" draw:layer="layout" svg:width="1.225cm" svg:height="1.485cm" svg:x="41.193cm" svg:y="1.829cm">
          <draw:text-box>
            <text:p><text:span text:style-name="T2">8</text:span></text:p>
          </draw:text-box>
        </draw:frame>
        <draw:frame draw:style-name="gr8" draw:text-style-name="P3" draw:layer="layout" svg:width="1.225cm" svg:height="1.485cm" svg:x="43.84cm" svg:y="1.829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5:09:50.432651853</dc:date>
    <dc:creator>elucterio </dc:creator>
    <meta:editing-duration>PT3H25M58S</meta:editing-duration>
    <meta:editing-cycles>51</meta:editing-cycles>
    <meta:generator>LibreOffice/4.2.8.2$Linux_X86_64 LibreOffice_project/420m0$Build-2</meta:generator>
    <meta:document-statistic meta:object-count="97"/>
  </office:meta>
</office:document-meta>
</file>